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1.053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0cm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3cm" fo:min-width="0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color="#000000" draw:marker-end="Arrowheads_20_2" draw:marker-end-width="0.3cm" svg:stroke-linecap="butt" draw:fill="none" draw:textarea-vertical-align="middle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2cm" fo:min-width="1.242cm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color="#000000" draw:marker-end="Arrowheads_20_3" draw:marker-end-width="0.3cm" svg:stroke-linecap="butt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308cm" fo:min-width="3.317cm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draw:stroke="dash" draw:stroke-dash="Long_20_Dash" svg:stroke-color="#c9211e" draw:marker-end="Arrowheads_20_2" draw:marker-end-width="0.3cm" svg:stroke-linecap="butt" draw:fill="none" draw:textarea-vertical-align="middl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c9211e" loext:opacity="100%"/>
    </style:style>
    <style:style style:name="P5" style:family="paragraph">
      <loext:graphic-properties draw:fill="none" draw:fill-color="#ffffff"/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587cm" svg:height="1.905cm" svg:x="12.745cm" svg:y="5.12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18cm" svg:height="1.905cm" svg:x="13.699cm" svg:y="5.1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3.382cm" svg:y="5.1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3.064cm" svg:y="5.1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2.746cm" svg:y="5.1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587cm" svg:height="1.905cm" svg:x="14.333cm" svg:y="5.12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18cm" svg:height="1.905cm" svg:x="15.287cm" svg:y="5.1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97cm" svg:y="5.1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652cm" svg:y="5.1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334cm" svg:y="5.12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3.47cm" svg:y1="6.079cm" svg:x2="14.969cm" svg:y2="6.079cm">
            <text:p/>
          </draw:line>
        </draw:g>
        <draw:g draw:style-name="gr1">
          <draw:custom-shape draw:style-name="gr2" draw:text-style-name="P1" draw:layer="layout" svg:width="1.587cm" svg:height="1.905cm" svg:x="12.746cm" svg:y="8.30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18cm" svg:height="1.905cm" svg:x="13.7cm" svg:y="8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3.383cm" svg:y="8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3.065cm" svg:y="8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2.747cm" svg:y="8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587cm" svg:height="1.905cm" svg:x="14.334cm" svg:y="8.30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18cm" svg:height="1.905cm" svg:x="15.288cm" svg:y="8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971cm" svg:y="8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653cm" svg:y="8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335cm" svg:y="8.3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3.471cm" svg:y1="9.254cm" svg:x2="14.97cm" svg:y2="9.254cm">
            <text:p/>
          </draw:line>
        </draw:g>
        <draw:g draw:style-name="gr1">
          <draw:custom-shape draw:style-name="gr2" draw:text-style-name="P1" draw:layer="layout" svg:width="1.587cm" svg:height="1.905cm" svg:x="12.746cm" svg:y="11.47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18cm" svg:height="1.905cm" svg:x="13.7cm" svg:y="11.4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3.383cm" svg:y="11.4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3.065cm" svg:y="11.4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2.747cm" svg:y="11.4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587cm" svg:height="1.905cm" svg:x="14.334cm" svg:y="11.47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18cm" svg:height="1.905cm" svg:x="15.288cm" svg:y="11.4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971cm" svg:y="11.4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653cm" svg:y="11.4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335cm" svg:y="11.47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3.471cm" svg:y1="12.429cm" svg:x2="14.97cm" svg:y2="12.429cm">
            <text:p/>
          </draw:line>
        </draw:g>
        <draw:frame draw:style-name="gr5" draw:text-style-name="P3" draw:layer="layout" svg:width="5.08cm" svg:height="2.384cm" svg:x="12.112cm" svg:y="16.396cm">
          <draw:text-box>
            <text:p>IPC (POSIX Message Queue)</text:p>
          </draw:text-box>
        </draw:frame>
        <draw:line draw:style-name="gr6" draw:text-style-name="P2" draw:layer="layout" svg:x1="14.335cm" svg:y1="15.922cm" svg:x2="14.652cm" svg:y2="14.017cm">
          <text:p/>
        </draw:line>
        <draw:custom-shape draw:style-name="gr7" draw:text-style-name="P1" draw:layer="layout" svg:width="2.51cm" svg:height="2.54cm" draw:transform="skewX (0.0188495559215388) translate (7.38cm 11.15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2.51cm" svg:height="2.54cm" draw:transform="skewX (0.0188495559215388) translate (7.398cm 7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51cm" svg:height="2.54cm" draw:transform="skewX (0.0188495559215388) translate (7.381cm 4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0.613cm" svg:y1="12.429cm" svg:x2="12.112cm" svg:y2="12.429cm">
          <text:p/>
        </draw:line>
        <draw:line draw:style-name="gr8" draw:text-style-name="P2" draw:layer="layout" svg:x1="10.613cm" svg:y1="9.254cm" svg:x2="12.112cm" svg:y2="9.254cm">
          <text:p/>
        </draw:line>
        <draw:line draw:style-name="gr8" draw:text-style-name="P2" draw:layer="layout" svg:x1="10.525cm" svg:y1="6.079cm" svg:x2="12.024cm" svg:y2="6.079cm">
          <text:p/>
        </draw:line>
        <draw:frame draw:style-name="gr9" draw:text-style-name="P3" draw:layer="layout" svg:width="2.509cm" svg:height="0.962cm" svg:x="1.635cm" svg:y="3.53cm">
          <draw:text-box>
            <text:p>Sensor</text:p>
          </draw:text-box>
        </draw:frame>
        <draw:line draw:style-name="gr10" draw:text-style-name="P2" draw:layer="layout" svg:x1="4.492cm" svg:y1="4.492cm" svg:x2="6.715cm" svg:y2="5.445cm">
          <text:p/>
        </draw:line>
        <draw:line draw:style-name="gr10" draw:text-style-name="P2" draw:layer="layout" svg:x1="3.857cm" svg:y1="4.81cm" svg:x2="7.032cm" svg:y2="8.937cm">
          <text:p/>
        </draw:line>
        <draw:frame draw:style-name="gr11" draw:text-style-name="P3" draw:layer="layout" svg:width="2.509cm" svg:height="1.673cm" svg:x="1.666cm" svg:y="14.249cm">
          <draw:text-box>
            <text:p>Sensor</text:p>
            <text:p>Replay</text:p>
          </draw:text-box>
        </draw:frame>
        <draw:line draw:style-name="gr10" draw:text-style-name="P2" draw:layer="layout" svg:x1="4.492cm" svg:y1="14.335cm" svg:x2="7.032cm" svg:y2="13.065cm">
          <text:p/>
        </draw:line>
        <draw:custom-shape draw:style-name="gr12" draw:text-style-name="P1" draw:layer="layout" svg:width="5.445cm" svg:height="5.08cm" draw:transform="skewX (0.0188495559215388) translate (18.558cm 6.7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6.557cm" svg:y1="12.112cm" svg:x2="18.78cm" svg:y2="11.16cm">
          <text:p/>
        </draw:line>
        <draw:line draw:style-name="gr8" draw:text-style-name="P2" draw:layer="layout" svg:x1="16.557cm" svg:y1="9.255cm" svg:x2="18.145cm" svg:y2="9.255cm">
          <text:p/>
        </draw:line>
        <draw:line draw:style-name="gr8" draw:text-style-name="P2" draw:layer="layout" svg:x1="16.875cm" svg:y1="6.08cm" svg:x2="18.462cm" svg:y2="7.35cm">
          <text:p/>
        </draw:line>
        <draw:frame draw:style-name="gr11" draw:text-style-name="P3" draw:layer="layout" svg:width="4.558cm" svg:height="1.673cm" svg:x="19.732cm" svg:y="15.287cm">
          <draw:text-box>
            <text:p>Motor &amp; Servo</text:p>
            <text:p>Control</text:p>
          </draw:text-box>
        </draw:frame>
        <draw:line draw:style-name="gr6" draw:text-style-name="P2" draw:layer="layout" svg:x1="21.955cm" svg:y1="14.652cm" svg:x2="21.32cm" svg:y2="12.43cm">
          <text:p/>
        </draw:line>
        <draw:frame draw:style-name="gr11" draw:text-style-name="P5" draw:layer="layout" svg:width="6.306cm" svg:height="0.962cm" svg:x="10.842cm" svg:y="1.625cm">
          <draw:text-box>
            <text:p text:style-name="P4">Realtime Scheduling</text:p>
          </draw:text-box>
        </draw:frame>
        <draw:line draw:style-name="gr13" draw:text-style-name="P2" draw:layer="layout" svg:x1="16.875cm" svg:y1="2.905cm" svg:x2="19.732cm" svg:y2="6.397cm">
          <text:p/>
        </draw:line>
        <draw:line draw:style-name="gr13" draw:text-style-name="P2" draw:layer="layout" svg:x1="10.842cm" svg:y1="2.905cm" svg:x2="9.572cm" svg:y2="4.49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6:19:46.993586573</meta:creation-date>
    <dc:date>2024-10-29T06:57:06.731543584</dc:date>
    <meta:editing-duration>PT37M19S</meta:editing-duration>
    <meta:editing-cycles>3</meta:editing-cycles>
    <meta:generator>LibreOffice/7.6.7.2$Linux_X86_64 LibreOffice_project/60$Build-2</meta:generator>
    <meta:document-statistic meta:object-count="58"/>
  </office:meta>
</office:document-meta>
</file>